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Standard" style:list-style-name="L1">
      <style:paragraph-properties fo:margin-top="0cm" fo:margin-bottom="0.21cm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Heading_20_1">
      <style:paragraph-properties fo:margin-left="-0.025cm" fo:margin-right="0cm" fo:margin-top="0.42cm" fo:margin-bottom="0.42cm" fo:text-align="center" style:justify-single-word="false" fo:text-indent="0cm" style:auto-text-indent="false">
        <style:tab-stops/>
      </style:paragraph-properties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Методы генерации тестовых программ для микропроцессоров</text:h>
      <text:p text:style-name="P2">А.С. Камкин (лекции), А.Д. Татарников (практикум)</text:p>
      <text:h text:style-name="Heading_20_2" text:outline-level="2">Аннотация</text:h>
      <text:p text:style-name="P1">Курс «Методы генерации тестовых программ для микропроцессоров» предназначен для студентов 3-6 курсов, специализирующихся в области проектирования и верификации микропроцессоров. Цели курса — познакомить слушателей с методами спецификации микропроцессоров и методами генерации тестовых программ, а также выработать соответствующие практические навыки. Основу курса составляют практичекие занятия, посвященные спецификации инструкций и созданию автоматизированных генераторов тестовых программ для MIPS-совместимого микропроцессора. Практикум основан на языке спецификации nML (Sim-nML) и инструменте создания генераторов тестовых программ MicroTESK.</text:p>
      <text:h text:style-name="Heading_20_2" text:outline-level="2">Материалы</text:h>
      <text:list xml:id="list1472828364" text:style-name="L3">
        <text:list-item>
          <text:p text:style-name="P6">Слайды к лекциям.</text:p>
        </text:list-item>
      </text:list>
      <text:h text:style-name="Heading_20_2" text:outline-level="2">Литература</text:h>
      <text:list xml:id="list1291036307" text:style-name="L1">
        <text:list-item>
          <text:p text:style-name="P4">Д. Паттерсон, Дж. Хеннесси. <text:span text:style-name="T1">Архитектура компьютера и проектирование компьютерных систем</text:span>. Питер, 2012, 784 стр.</text:p>
        </text:list-item>
        <text:list-item>
          <text:p text:style-name="P3"><text:bookmark text:name="l-1872_s--999_t-30_u-0"/><text:span text:style-name="T1">MIPS64® Architecture for Programmers Volume I-IV: Introduction to the MIPS64™ Architecture</text:span>.</text:p>
        </text:list-item>
        <text:list-item>
          <text:p text:style-name="P3">Eds. P. Mishra, N. Dutt. <text:span text:style-name="T1">Processor Description Languages</text:span>, Volume 1. Morgan Kauffman, 2008, 432 pp.</text:p>
        </text:list-item>
        <text:list-item>
          <text:p text:style-name="P4">M. Freericks. <text:span text:style-name="T1">nML Machine Description Formalism</text:span>. Technischer Bericht 1991-15, Technische Universität Berlin, FB 20, Berlin, 1991.</text:p>
        </text:list-item>
      </text:list>
      <text:h text:style-name="Heading_20_2" text:outline-level="2">Инструменты</text:h>
      <text:list xml:id="list1045595334" text:style-name="L2">
        <text:list-item>
          <text:p text:style-name="P5">MicroTESK (Microprocessor TEsting and Specification Kit) — <text:a xlink:type="simple" xlink:href="http://forge.ispras.ru/projects/microtesk/">http://forge.ispras.ru/projects/microtesk/</text:a> </text:p>
        </text:list-item>
        <text:list-item>
          <text:p text:style-name="P5">MARS (MIPS Assembler and Runtime Simulator) — <text:s text:c="2"/><text:a xlink:type="simple" xlink:href="http://courses.missouristate.edu/KenVollmar/MARS/">http://courses.missouristate.edu/KenVollmar/MARS/</text:a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er Kamkin</meta:initial-creator>
    <meta:creation-date>2013-09-12T07:08:21</meta:creation-date>
    <dc:date>2013-09-12T12:17:13</dc:date>
    <dc:creator>Alexander Kamkin</dc:creator>
    <meta:editing-duration>PT04H23M32S</meta:editing-duration>
    <meta:editing-cycles>34</meta:editing-cycles>
    <meta:generator>OpenOffice.org/3.2$Linux OpenOffice.org_project/320m12$Build-9483</meta:generator>
    <meta:document-statistic meta:table-count="0" meta:image-count="0" meta:object-count="0" meta:page-count="1" meta:paragraph-count="14" meta:word-count="168" meta:character-count="1450"/>
  </office:meta>
</office:document-meta>
</file>